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2105e4" officeooo:paragraph-rsid="002105e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10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5">4</text:span>L<text:span text:style-name="T5">3</text:span> German</text:p>
      <text:p text:style-name="P1"/>
      <text:p text:style-name="P1"/>
      <text:p text:style-name="P2">Common Activities</text:p>
      <text:p text:style-name="P2"/>
      <text:p text:style-name="P2"><text:tab/>Kunst sehen<text:tab/><text:tab/>|<text:tab/><text:span text:style-name="T1">to look at art</text:span></text:p>
      <text:p text:style-name="P2"><text:tab/>eine CD kaufen<text:tab/><text:tab/><text:span text:style-name="T1">to buy a CD</text:span></text:p>
      <text:p text:style-name="P2"><text:tab/>Kaffe trinken<text:tab/><text:tab/>|<text:tab/><text:span text:style-name="T1">to drink coffee</text:span></text:p>
      <text:p text:style-name="P2"><text:tab/>lesen<text:tab/><text:tab/><text:tab/><text:tab/><text:span text:style-name="T1">to read</text:span></text:p>
      <text:p text:style-name="P2"><text:tab/>schreiben<text:tab/><text:tab/>|<text:tab/><text:span text:style-name="T1">to write</text:span></text:p>
      <text:p text:style-name="P2"><text:tab/>Obst verkaufen<text:tab/><text:tab/><text:span text:style-name="T1">to sell fruit</text:span></text:p>
      <text:p text:style-name="P2"><text:tab/>laufen<text:tab/><text:tab/><text:tab/>|<text:tab/><text:span text:style-name="T1">to run</text:span></text:p>
      <text:p text:style-name="P2"><text:tab/>einen Brief schicken<text:tab/><text:tab/><text:span text:style-name="T1">to send a letter</text:span></text:p>
      <text:p text:style-name="P2"><text:tab/>Geld (ab)holen<text:tab/>|<text:tab/><text:span text:style-name="T1">to withdraw money</text:span></text:p>
      <text:p text:style-name="P2"><text:tab/>ein Eis essen<text:tab/><text:tab/><text:tab/><text:span text:style-name="T1">to eat an ice cream</text:span></text:p>
      <text:p text:style-name="P2"><text:tab/>Schuhe kaufen<text:tab/>|<text:tab/><text:span text:style-name="T1">to buy shoes</text:span></text:p>
      <text:p text:style-name="P2"><text:tab/>Blumen verkaufen<text:tab/><text:tab/><text:span text:style-name="T1">to sell flowers</text:span></text:p>
      <text:p text:style-name="P2"><text:tab/>Medizin verkaufen<text:tab/><text:span text:style-name="T3">|</text:span><text:tab/><text:span text:style-name="T1">to sell medicine</text:span></text:p>
      <text:p text:style-name="P2"/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5T12:50:51.582570316</dc:date>
    <meta:editing-duration>PT1H16M8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16" meta:word-count="79" meta:character-count="418" meta:non-whitespace-character-count="328"/>
  </office:meta>
</office:document-meta>
</file>